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4262be" officeooo:paragraph-rsid="004262be"/>
    </style:style>
    <style:style style:name="P2" style:family="paragraph" style:parent-style-name="Standard">
      <style:text-properties officeooo:rsid="001e7f9a" officeooo:paragraph-rsid="001e988f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officeooo:rsid="001e7f9a" officeooo:paragraph-rsid="001e988f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officeooo:paragraph-rsid="001e988f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rsid="001f3efc" officeooo:paragraph-rsid="001f3efc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paragraph-rsid="001f3efc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rsid="0020acc2" officeooo:paragraph-rsid="0020acc2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paragraph-rsid="0020acc2"/>
    </style:style>
    <style:style style:name="P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paragraph-rsid="002233d7"/>
    </style:style>
    <style:style style:name="P1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233d7" officeooo:paragraph-rsid="002233d7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5a843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7588f"/>
    </style:style>
    <style:style style:name="P1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87309" officeooo:paragraph-rsid="00287309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officeooo:rsid="002a1919" officeooo:paragraph-rsid="002a1919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officeooo:rsid="002b644d" officeooo:paragraph-rsid="002b644d"/>
    </style:style>
    <style:style style:name="P1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c6c36" officeooo:paragraph-rsid="002c6c36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officeooo:rsid="002ded76" officeooo:paragraph-rsid="002ded76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officeooo:rsid="002f3f96" officeooo:paragraph-rsid="002f3f96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officeooo:rsid="00310a0e" officeooo:paragraph-rsid="00310a0e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officeooo:rsid="0031aba6" officeooo:paragraph-rsid="0031aba6"/>
    </style:style>
    <style:style style:name="P21" style:family="paragraph" style:parent-style-name="Standard">
      <style:text-properties officeooo:rsid="00324ab4" officeooo:paragraph-rsid="00324ab4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officeooo:rsid="00324ab4" officeooo:paragraph-rsid="00324ab4"/>
    </style:style>
    <style:style style:name="P2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118d4" officeooo:paragraph-rsid="005118d4"/>
    </style:style>
    <style:style style:name="P2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5a11fe" officeooo:paragraph-rsid="005a11fe"/>
    </style:style>
    <style:style style:name="P2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a11fe" officeooo:paragraph-rsid="005a11fe"/>
    </style:style>
    <style:style style:name="P2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f32b3" officeooo:paragraph-rsid="005f32b3"/>
    </style:style>
    <style:style style:name="P27" style:family="paragraph" style:parent-style-name="List_20_Paragraph" style:list-style-name="L1">
      <style:paragraph-properties fo:text-align="start" style:justify-single-word="false"/>
      <style:text-properties officeooo:rsid="005f32b3" officeooo:paragraph-rsid="005f32b3"/>
    </style:style>
    <style:style style:name="P28" style:family="paragraph" style:parent-style-name="List_20_Paragraph" style:list-style-name="L1">
      <style:paragraph-properties fo:text-align="start" style:justify-single-word="false"/>
      <style:text-properties officeooo:rsid="0062ec45" officeooo:paragraph-rsid="0062ec45"/>
    </style:style>
    <style:style style:name="P29" style:family="paragraph" style:parent-style-name="List_20_Paragraph" style:list-style-name="L1">
      <style:paragraph-properties fo:text-align="start" style:justify-single-word="false"/>
      <style:text-properties officeooo:rsid="00606dcf" officeooo:paragraph-rsid="00606dcf"/>
    </style:style>
    <style:style style:name="P30" style:family="paragraph" style:parent-style-name="List_20_Paragraph" style:list-style-name="L1">
      <style:paragraph-properties fo:text-align="start" style:justify-single-word="false"/>
      <style:text-properties officeooo:rsid="0062192b" officeooo:paragraph-rsid="0062192b"/>
    </style:style>
    <style:style style:name="P31" style:family="paragraph" style:parent-style-name="List_20_Paragraph" style:list-style-name="L1">
      <style:paragraph-properties fo:text-align="start" style:justify-single-word="false"/>
      <style:text-properties officeooo:rsid="006699f0" officeooo:paragraph-rsid="006699f0"/>
    </style:style>
    <style:style style:name="P32" style:family="paragraph" style:parent-style-name="List_20_Paragraph" style:list-style-name="L2">
      <style:paragraph-properties fo:text-align="start" style:justify-single-word="false"/>
      <style:text-properties officeooo:rsid="005a11fe" officeooo:paragraph-rsid="005a11fe"/>
    </style:style>
    <style:style style:name="P3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a11fe" officeooo:paragraph-rsid="005a11fe"/>
    </style:style>
    <style:style style:name="P3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5a11fe" officeooo:paragraph-rsid="005a11fe"/>
    </style:style>
    <style:style style:name="P35" style:family="paragraph" style:parent-style-name="List_20_Paragraph" style:list-style-name="L2">
      <style:paragraph-properties fo:text-align="start" style:justify-single-word="false"/>
      <style:text-properties officeooo:rsid="005b1bef" officeooo:paragraph-rsid="005b1bef"/>
    </style:style>
    <style:style style:name="P36" style:family="paragraph" style:parent-style-name="List_20_Paragraph" style:list-style-name="L2">
      <style:paragraph-properties fo:text-align="start" style:justify-single-word="false"/>
      <style:text-properties officeooo:rsid="005b9576" officeooo:paragraph-rsid="005b9576"/>
    </style:style>
    <style:style style:name="P37" style:family="paragraph" style:parent-style-name="List_20_Paragraph" style:list-style-name="L2">
      <style:paragraph-properties fo:text-align="start" style:justify-single-word="false"/>
      <style:text-properties officeooo:rsid="005c33c6" officeooo:paragraph-rsid="005c33c6"/>
    </style:style>
    <style:style style:name="P38" style:family="paragraph" style:parent-style-name="List_20_Paragraph" style:list-style-name="L3">
      <style:paragraph-properties fo:text-align="start" style:justify-single-word="false"/>
      <style:text-properties officeooo:rsid="005118d4" officeooo:paragraph-rsid="005118d4"/>
    </style:style>
    <style:style style:name="P39" style:family="paragraph" style:parent-style-name="List_20_Paragraph" style:list-style-name="L3">
      <style:paragraph-properties fo:text-align="start" style:justify-single-word="false"/>
      <style:text-properties officeooo:rsid="00512b09" officeooo:paragraph-rsid="00512b09"/>
    </style:style>
    <style:style style:name="P40" style:family="paragraph" style:parent-style-name="List_20_Paragraph" style:list-style-name="L3">
      <style:paragraph-properties fo:text-align="start" style:justify-single-word="false"/>
      <style:text-properties officeooo:rsid="0052102c" officeooo:paragraph-rsid="0052102c"/>
    </style:style>
    <style:style style:name="P41" style:family="paragraph" style:parent-style-name="List_20_Paragraph" style:list-style-name="L3">
      <style:paragraph-properties fo:text-align="start" style:justify-single-word="false"/>
      <style:text-properties officeooo:rsid="00567e20" officeooo:paragraph-rsid="00567e20"/>
    </style:style>
    <style:style style:name="P42" style:family="paragraph" style:parent-style-name="List_20_Paragraph" style:list-style-name="L4">
      <style:text-properties officeooo:rsid="002b644d" officeooo:paragraph-rsid="002b644d"/>
    </style:style>
    <style:style style:name="P43" style:family="paragraph" style:parent-style-name="List_20_Paragraph" style:list-style-name="L4">
      <style:paragraph-properties fo:margin-left="0in" fo:margin-right="0in" fo:text-indent="0in" style:auto-text-indent="false"/>
      <style:text-properties officeooo:rsid="00492b25" officeooo:paragraph-rsid="00492b25"/>
    </style:style>
    <style:style style:name="P44" style:family="paragraph" style:parent-style-name="List_20_Paragraph" style:list-style-name="L5">
      <style:text-properties officeooo:rsid="00492b25" officeooo:paragraph-rsid="00492b25"/>
    </style:style>
    <style:style style:name="P45" style:family="paragraph" style:parent-style-name="List_20_Paragraph" style:list-style-name="L5">
      <style:text-properties officeooo:rsid="002a1919" officeooo:paragraph-rsid="002a1919"/>
    </style:style>
    <style:style style:name="P46" style:family="paragraph" style:parent-style-name="List_20_Paragraph" style:list-style-name="L5">
      <style:text-properties officeooo:rsid="002a1919" officeooo:paragraph-rsid="002c1abb"/>
    </style:style>
    <style:style style:name="P47" style:family="paragraph" style:parent-style-name="List_20_Paragraph" style:list-style-name="L5">
      <style:text-properties officeooo:rsid="003380d8" officeooo:paragraph-rsid="003380d8"/>
    </style:style>
    <style:style style:name="P48" style:family="paragraph" style:parent-style-name="List_20_Paragraph" style:list-style-name="L5">
      <style:text-properties officeooo:rsid="004b39f7" officeooo:paragraph-rsid="004b39f7"/>
    </style:style>
    <style:style style:name="P49" style:family="paragraph" style:parent-style-name="List_20_Paragraph" style:list-style-name="L5">
      <style:text-properties officeooo:rsid="0034b4de" officeooo:paragraph-rsid="0034b4de"/>
    </style:style>
    <style:style style:name="P50" style:family="paragraph" style:parent-style-name="List_20_Paragraph" style:list-style-name="L6">
      <style:text-properties officeooo:rsid="0025a843" officeooo:paragraph-rsid="0027588f"/>
    </style:style>
    <style:style style:name="P51" style:family="paragraph" style:parent-style-name="List_20_Paragraph" style:list-style-name="L7">
      <style:text-properties officeooo:paragraph-rsid="0027588f"/>
    </style:style>
    <style:style style:name="P52" style:family="paragraph" style:parent-style-name="List_20_Paragraph" style:list-style-name="L7">
      <style:text-properties officeooo:rsid="004860f5" officeooo:paragraph-rsid="004860f5"/>
    </style:style>
    <style:style style:name="P53" style:family="paragraph" style:parent-style-name="List_20_Paragraph" style:list-style-name="L8">
      <style:text-properties officeooo:paragraph-rsid="001f3efc"/>
    </style:style>
    <style:style style:name="P54" style:family="paragraph" style:parent-style-name="List_20_Paragraph" style:list-style-name="L8">
      <style:text-properties officeooo:rsid="00460db4" officeooo:paragraph-rsid="00460db4"/>
    </style:style>
    <style:style style:name="P55" style:family="paragraph" style:parent-style-name="List_20_Paragraph" style:list-style-name="L10">
      <style:text-properties officeooo:rsid="00460db4" officeooo:paragraph-rsid="00460db4"/>
    </style:style>
    <style:style style:name="P56" style:family="paragraph" style:parent-style-name="List_20_Paragraph" style:list-style-name="L8">
      <style:text-properties officeooo:rsid="0047bf5d" officeooo:paragraph-rsid="0047bf5d"/>
    </style:style>
    <style:style style:name="P57" style:family="paragraph" style:parent-style-name="List_20_Paragraph" style:list-style-name="L9">
      <style:text-properties officeooo:paragraph-rsid="001f3efc"/>
    </style:style>
    <style:style style:name="P58" style:family="paragraph" style:parent-style-name="List_20_Paragraph" style:list-style-name="L9">
      <style:text-properties officeooo:rsid="004724a1" officeooo:paragraph-rsid="004724a1"/>
    </style:style>
    <style:style style:name="P59" style:family="paragraph" style:parent-style-name="List_20_Paragraph" style:list-style-name="L9">
      <style:text-properties officeooo:rsid="004f74ad" officeooo:paragraph-rsid="004f74ad"/>
    </style:style>
    <style:style style:name="P60" style:family="paragraph" style:parent-style-name="List_20_Paragraph" style:list-style-name="L10">
      <style:text-properties officeooo:paragraph-rsid="0020acc2"/>
    </style:style>
    <style:style style:name="P61" style:family="paragraph" style:parent-style-name="List_20_Paragraph" style:list-style-name="L10">
      <style:text-properties officeooo:rsid="0020acc2" officeooo:paragraph-rsid="0020acc2"/>
    </style:style>
    <style:style style:name="P62" style:family="paragraph" style:parent-style-name="List_20_Paragraph" style:list-style-name="L10">
      <style:text-properties officeooo:rsid="001f3efc" officeooo:paragraph-rsid="0020acc2"/>
    </style:style>
    <style:style style:name="P63" style:family="paragraph" style:parent-style-name="List_20_Paragraph" style:list-style-name="L11">
      <style:text-properties officeooo:rsid="001e7f9a" officeooo:paragraph-rsid="002bbda0"/>
    </style:style>
    <style:style style:name="P64" style:family="paragraph" style:parent-style-name="List_20_Paragraph" style:list-style-name="L11">
      <style:text-properties officeooo:rsid="001e7f9a" officeooo:paragraph-rsid="003d58ff"/>
    </style:style>
    <style:style style:name="P65" style:family="paragraph" style:parent-style-name="List_20_Paragraph" style:list-style-name="L12">
      <style:text-properties officeooo:rsid="001e7f9a" officeooo:paragraph-rsid="003a681f"/>
    </style:style>
    <style:style style:name="P66" style:family="paragraph" style:parent-style-name="List_20_Paragraph" style:list-style-name="L11">
      <style:text-properties officeooo:rsid="0040ed76" officeooo:paragraph-rsid="0040ed76"/>
    </style:style>
    <style:style style:name="P67" style:family="paragraph" style:parent-style-name="List_20_Paragraph" style:list-style-name="L12">
      <style:text-properties officeooo:paragraph-rsid="001e7f9a"/>
    </style:style>
    <style:style style:name="P68" style:family="paragraph" style:parent-style-name="List_20_Paragraph" style:list-style-name="L12">
      <style:text-properties officeooo:paragraph-rsid="003a681f"/>
    </style:style>
    <style:style style:name="P69" style:family="paragraph" style:parent-style-name="List_20_Paragraph" style:list-style-name="L12">
      <style:text-properties officeooo:rsid="003e1592" officeooo:paragraph-rsid="003e1592"/>
    </style:style>
    <style:style style:name="P7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b4484" officeooo:paragraph-rsid="006b4484"/>
    </style:style>
    <style:style style:name="P71" style:family="paragraph" style:parent-style-name="List_20_Paragraph" style:list-style-name="L13">
      <style:paragraph-properties fo:text-align="start" style:justify-single-word="false"/>
      <style:text-properties officeooo:rsid="006cdce2" officeooo:paragraph-rsid="006cdce2"/>
    </style:style>
    <style:style style:name="T1" style:family="text">
      <style:text-properties officeooo:rsid="00440109"/>
    </style:style>
    <style:style style:name="T2" style:family="text">
      <style:text-properties officeooo:rsid="001f3efc"/>
    </style:style>
    <style:style style:name="T3" style:family="text">
      <style:text-properties officeooo:rsid="001f6d2e"/>
    </style:style>
    <style:style style:name="T4" style:family="text">
      <style:text-properties officeooo:rsid="0027588f"/>
    </style:style>
    <style:style style:name="T5" style:family="text">
      <style:text-properties officeooo:rsid="002ded88"/>
    </style:style>
    <style:style style:name="T6" style:family="text">
      <style:text-properties officeooo:rsid="0038ad4d"/>
    </style:style>
    <style:style style:name="T7" style:family="text">
      <style:text-properties officeooo:rsid="003fddab"/>
    </style:style>
    <style:style style:name="T8" style:family="text">
      <style:text-properties officeooo:rsid="004af4ae"/>
    </style:style>
    <style:style style:name="T9" style:family="text">
      <style:text-properties officeooo:rsid="004c4b01"/>
    </style:style>
    <style:style style:name="T10" style:family="text">
      <style:text-properties officeooo:rsid="004e06ea"/>
    </style:style>
    <style:style style:name="T11" style:family="text">
      <style:text-properties officeooo:rsid="005118d4"/>
    </style:style>
    <style:style style:name="T12" style:family="text">
      <style:text-properties officeooo:rsid="00529873"/>
    </style:style>
    <style:style style:name="T13" style:family="text">
      <style:text-properties officeooo:rsid="005b4498"/>
    </style:style>
    <style:style style:name="T14" style:family="text">
      <style:text-properties officeooo:rsid="0067ab9c"/>
    </style:style>
    <style:style style:name="T15" style:family="text">
      <style:text-properties officeooo:rsid="0069901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Weekly Update #5</text:p>
      <text:p text:style-name="P70">10/15/2022</text:p>
      <text:p text:style-name="P70">Hours: 3</text:p>
      <text:list xml:id="list7139605" text:style-name="L13">
        <text:list-item>
          <text:p text:style-name="P71">Users can now create transactions</text:p>
        </text:list-item>
        <text:list-item>
          <text:p text:style-name="P71">Transactions popup in list in financial dashboard</text:p>
        </text:list-item>
        <text:list-item>
          <text:p text:style-name="P71">Transaction routes set up</text:p>
        </text:list-item>
      </text:list>
      <text:p text:style-name="P25"/>
      <text:p text:style-name="P26">10/15/2022</text:p>
      <text:p text:style-name="P26">Hours: 3</text:p>
      <text:list xml:id="list1514777768" text:style-name="L1">
        <text:list-item>
          <text:p text:style-name="P27">Admin tab skeleton made</text:p>
          <text:list>
            <text:list-item>
              <text:p text:style-name="P27">Allows users to invite other members to the group</text:p>
            </text:list-item>
            <text:list-item>
              <text:p text:style-name="P28">New Api route to invite users to a group</text:p>
            </text:list-item>
          </text:list>
        </text:list-item>
        <text:list-item>
          <text:p text:style-name="P29">Groundwork done to allow users to switch between different views in their group tab</text:p>
        </text:list-item>
        <text:list-item>
          <text:p text:style-name="P30">Spent some time trying to consolidate all api calls to their own individual files</text:p>
          <text:list>
            <text:list-item>
              <text:p text:style-name="P30">Had issues with this</text:p>
              <text:list>
                <text:list-item>
                  <text:p text:style-name="P30">Kept returning a promise instead of the actual data I wanted so none of the pages loaded</text:p>
                </text:list-item>
                <text:list-item>
                  <text:p text:style-name="P30">Will revisit this issue later</text:p>
                </text:list-item>
              </text:list>
            </text:list-item>
          </text:list>
        </text:list-item>
        <text:list-item>
          <text:p text:style-name="P31">Fixed bug where user info would not be added to table <text:span text:style-name="T14">(</text:span><text:span text:style-name="T15">it was</text:span><text:span text:style-name="T14"> a typo...)</text:span></text:p>
        </text:list-item>
      </text:list>
      <text:p text:style-name="P24"/>
      <text:p text:style-name="P25">10/11/2022</text:p>
      <text:p text:style-name="P25">Hours: 3</text:p>
      <text:list xml:id="list2733701810" text:style-name="L2">
        <text:list-item>
          <text:p text:style-name="P32">Created an area to add transactions</text:p>
          <text:list>
            <text:list-item>
              <text:p text:style-name="P35">Dynamic for <text:span text:style-name="T13">adding multiple amounts to different people</text:span></text:p>
            </text:list-item>
          </text:list>
        </text:list-item>
        <text:list-item>
          <text:p text:style-name="P32">Created table to hold transactions</text:p>
        </text:list-item>
        <text:list-item>
          <text:p text:style-name="P32">Started setting up routes for finances</text:p>
          <text:list>
            <text:list-item>
              <text:p text:style-name="P32">( I think this is mostly done)</text:p>
            </text:list-item>
          </text:list>
        </text:list-item>
        <text:list-item>
          <text:p text:style-name="P36">Navbar created in group dashboard</text:p>
          <text:list>
            <text:list-item>
              <text:p text:style-name="P37">Still need to make routes to different pages work</text:p>
            </text:list-item>
          </text:list>
        </text:list-item>
      </text:list>
      <text:p text:style-name="P16">Weekly Update # 4</text:p>
      <text:p text:style-name="P23">10/11/2022</text:p>
      <text:p text:style-name="P23">Hours: 3</text:p>
      <text:list xml:id="list2404844913" text:style-name="L3">
        <text:list-item>
          <text:p text:style-name="P38">Working on financial section now</text:p>
          <text:list>
            <text:list-item>
              <text:p text:style-name="P39">Currently have bare-bones page passed along the groupID and each of the group members info</text:p>
            </text:list-item>
            <text:list-item>
              <text:p text:style-name="P40">Debating about how to handle data <text:span text:style-name="T12">in this section</text:span></text:p>
            </text:list-item>
          </text:list>
        </text:list-item>
        <text:list-item>
          <text:p text:style-name="P38">Added userinfo table to store names, contact info, etc..</text:p>
          <text:list>
            <text:list-item>
              <text:p text:style-name="P41">When entering group dashboard</text:p>
              <text:list>
                <text:list-item>
                  <text:p text:style-name="P41">Automatically checks if user already entered into userinfo table</text:p>
                  <text:list>
                    <text:list-item>
                      <text:p text:style-name="P41">if not then creates an entry</text:p>
                    </text:list-item>
                    <text:list-item>
                      <text:p text:style-name="P41">if exists then pulls their entr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added financial table to store transactions</text:p>
        </text:list-item>
        <text:list-item>
          <text:p text:style-name="P38">API routes to access userinfo</text:p>
          <text:list>
            <text:list-item>
              <text:p text:style-name="P38">Also fixed route that randomly broke for getting members of a group</text:p>
            </text:list-item>
          </text:list>
        </text:list-item>
      </text:list>
      <text:p text:style-name="P16"/>
      <text:p text:style-name="P14">10/10/2022</text:p>
      <text:p text:style-name="P17">Hours: 3</text:p>
      <text:list xml:id="list3493971505" text:style-name="L4">
        <text:list-item>
          <text:p text:style-name="P42">Front end now allows you to select current group and go to it (Barren view currently)</text:p>
        </text:list-item>
        <text:list-item>
          <text:p text:style-name="P42"><text:soft-page-break/>Set up initial dashboard area <text:span text:style-name="T10">API</text:span> calls <text:span text:style-name="T11">for group</text:span></text:p>
        </text:list-item>
        <text:list-item>
          <text:p text:style-name="P42">After selecting group you are sent to new page along with groupID prop that you can use to pull group data</text:p>
          <text:list>
            <text:list-item>
              <text:p text:style-name="P42">Members info</text:p>
            </text:list-item>
            <text:list-item>
              <text:p text:style-name="P42">Group info</text:p>
            </text:list-item>
            <text:list-item>
              <text:p text:style-name="P42">Set up another <text:span text:style-name="T9">API</text:span> route to allow finding members from specific groupID</text:p>
            </text:list-item>
          </text:list>
          <text:p text:style-name="P43"/>
        </text:list-item>
      </text:list>
      <text:p text:style-name="P15"/>
      <text:p text:style-name="P14"/>
      <text:p text:style-name="P14">10/9/2022</text:p>
      <text:p text:style-name="P17">Hours: 3.<text:span text:style-name="T6">75</text:span></text:p>
      <text:list xml:id="list2298805351" text:style-name="L5">
        <text:list-item>
          <text:p text:style-name="P45">Added section to front end that will allow users to create, join, and go to your current groups</text:p>
        </text:list-item>
        <text:list-item>
          <text:p text:style-name="P46">Changed a table and a couple columns containing user data in database </text:p>
          <text:list>
            <text:list-item>
              <text:p text:style-name="P46">(realized that current table setup did now allow me to record group member names)</text:p>
            </text:list-item>
          </text:list>
        </text:list-item>
        <text:list-item>
          <text:p text:style-name="P47">Created rough templates of how group area would look (Figma.com)</text:p>
        </text:list-item>
        <text:list-item>
          <text:p text:style-name="P48">Logbook and Schematics pushed in git repo now instead of separate file storage</text:p>
        </text:list-item>
        <text:list-item>
          <text:p text:style-name="P49">Edited multiple routes on <text:span text:style-name="T8">API</text:span></text:p>
          <text:list>
            <text:list-item>
              <text:p text:style-name="P44">Ran into annoying issue with API preventing me from adding another link to same route to track members</text:p>
            </text:list-item>
          </text:list>
        </text:list-item>
      </text:list>
      <text:p text:style-name="P5"/>
      <text:p text:style-name="P5"/>
      <text:p text:style-name="P13">Weekly Update # 3</text:p>
      <text:p text:style-name="P11"/>
      <text:p text:style-name="P11">10/3/2022</text:p>
      <text:p text:style-name="P17">Hours: <text:span text:style-name="T5">1</text:span></text:p>
      <text:list xml:id="list3582346991" text:style-name="L6">
        <text:list-item>
          <text:p text:style-name="P50">Kind of had to redesign how I was setting up the database to handle groups now that I have user accounts working</text:p>
        </text:list-item>
        <text:list-item>
          <text:p text:style-name="P50">(Original way I had set it up did not allow for many to many relationship<text:span text:style-name="T4">)</text:span></text:p>
        </text:list-item>
      </text:list>
      <text:p text:style-name="P12"/>
      <text:p text:style-name="P12"/>
      <text:p text:style-name="P11">10/2/2022</text:p>
      <text:p text:style-name="P17">Hours: 5</text:p>
      <text:list xml:id="list3029907355" text:style-name="L7">
        <text:list-item>
          <text:p text:style-name="P51">Creating a group automatically makes next call to add user to the group</text:p>
        </text:list-item>
        <text:list-item>
          <text:p text:style-name="P51">Navbar, login, logout, baren roommate dashboard with ugly white background</text:p>
        </text:list-item>
        <text:list-item>
          <text:p text:style-name="P51">Once you log in, all groups related to you are pulled in and seen</text:p>
        </text:list-item>
        <text:list-item>
          <text:p text:style-name="P52">API routes more modular</text:p>
          <text:list>
            <text:list-item>
              <text:p text:style-name="P52">Moved into separate files related to tables</text:p>
            </text:list-item>
          </text:list>
        </text:list-item>
      </text:list>
      <text:p text:style-name="P5"/>
      <text:p text:style-name="P5"/>
      <text:p text:style-name="P10">Weekly Update # 2</text:p>
      <text:p text:style-name="P5">9/26/2022</text:p>
      <text:p text:style-name="P18">Hours: 1</text:p>
      <text:list xml:id="list2629848424" text:style-name="L8">
        <text:list-item>
          <text:p text:style-name="P53">Get unique key from each user</text:p>
        </text:list-item>
        <text:list-item>
          <text:p text:style-name="P53">Began implementing some routes in Node API</text:p>
        </text:list-item>
        <text:list-item>
          <text:p text:style-name="P54">Updated README with useful information and commands</text:p>
        </text:list-item>
        <text:list-item>
          <text:p text:style-name="P56">Updated DB.sql file to contain commands used for making database</text:p>
        </text:list-item>
      </text:list>
      <text:p text:style-name="P6"/>
      <text:p text:style-name="P6"><text:soft-page-break/></text:p>
      <text:p text:style-name="P5">9/25/2022</text:p>
      <text:p text:style-name="P19">Hours: 1</text:p>
      <text:list xml:id="list2635352558" text:style-name="L9">
        <text:list-item>
          <text:p text:style-name="P57">User accounts working <text:span text:style-name="T3">(Can log in with google accounts)</text:span></text:p>
        </text:list-item>
        <text:list-item>
          <text:p text:style-name="P57">Log in </text:p>
        </text:list-item>
        <text:list-item>
          <text:p text:style-name="P57">Log out</text:p>
        </text:list-item>
        <text:list-item>
          <text:p text:style-name="P58">Found NPM software to auto restart Node API when saving file</text:p>
        </text:list-item>
        <text:list-item>
          <text:p text:style-name="P59">Set up Script command in package.json allowing me to run both API and Local Vue server at the same time</text:p>
        </text:list-item>
      </text:list>
      <text:p text:style-name="P8"/>
      <text:p text:style-name="P6"/>
      <text:p text:style-name="P7">9/24/2022</text:p>
      <text:p text:style-name="P20">Hours: 4</text:p>
      <text:list xml:id="list2196005195" text:style-name="L10">
        <text:list-item>
          <text:p text:style-name="P60">Re-made git library</text:p>
        </text:list-item>
        <text:list-item>
          <text:p text:style-name="P61">Re-made vue project</text:p>
        </text:list-item>
        <text:list-item>
          <text:p text:style-name="P60"><text:span text:style-name="T2">E</text:span>nvironment match with my production environment</text:p>
        </text:list-item>
        <text:list-item>
          <text:p text:style-name="P60">Git pushes on master branch will auto build on production</text:p>
        </text:list-item>
        <text:list-item>
          <text:p text:style-name="P62">Routes work on both production and local dev environment</text:p>
        </text:list-item>
        <text:list-item>
          <text:p text:style-name="P61">Set up proxy to work with local API</text:p>
        </text:list-item>
        <text:list-item>
          <text:p text:style-name="P55">Command to run proxy and server at same time</text:p>
        </text:list-item>
      </text:list>
      <text:p text:style-name="P9"/>
      <text:p text:style-name="P10">Weekly Update #1</text:p>
      <text:p text:style-name="P4"/>
      <text:p text:style-name="P3">9/19/2022</text:p>
      <text:p text:style-name="P22">Hours: 3</text:p>
      <text:list xml:id="list2749709778" text:style-name="L11">
        <text:list-item>
          <text:p text:style-name="P63">issues getting the server to run</text:p>
        </text:list-item>
        <text:list-item>
          <text:p text:style-name="P64">I tried to set up just a test database to pull data from using postgresql </text:p>
        </text:list-item>
        <text:list-item>
          <text:p text:style-name="P63">learning to use node as an api for the database</text:p>
        </text:list-item>
        <text:list-item>
          <text:p text:style-name="P66">set up a few test routes and test pulled data from the database</text:p>
        </text:list-item>
      </text:list>
      <text:p text:style-name="P2"/>
      <text:p text:style-name="P2">9/18/2022</text:p>
      <text:p text:style-name="P21">Hours: 3</text:p>
      <text:list xml:id="list3205858196" text:style-name="L12">
        <text:list-item>
          <text:p text:style-name="P67">I had issues getting my github to let me log in</text:p>
        </text:list-item>
        <text:list-item>
          <text:p text:style-name="P69">Initial Vue project created</text:p>
        </text:list-item>
        <text:list-item>
          <text:p text:style-name="P67">It took me a little while to get a functional test running</text:p>
        </text:list-item>
        <text:list-item>
          <text:p text:style-name="P68">I had several issues getting the database to run</text:p>
        </text:list-item>
        <text:list-item>
          <text:p text:style-name="P65">Linux <text:span text:style-name="T7">file </text:span>permission issue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262be" officeooo:paragraph-rsid="004262be"/>
    </style:style>
    <style:style style:name="MT1" style:family="text">
      <style:text-properties officeooo:rsid="004401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ustin Sanders – <text:span text:style-name="MT1">Capstone </text:span>Logboo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9:28:48.388018127</meta:creation-date>
    <meta:generator>LibreOffice/7.3.5.2$Linux_X86_64 LibreOffice_project/30$Build-2</meta:generator>
    <dc:date>2022-10-15T21:35:33.629111133</dc:date>
    <meta:editing-duration>PT1H46S</meta:editing-duration>
    <meta:editing-cycles>72</meta:editing-cycles>
    <meta:document-statistic meta:table-count="0" meta:image-count="0" meta:object-count="0" meta:page-count="3" meta:paragraph-count="108" meta:word-count="819" meta:character-count="4241" meta:non-whitespace-character-count="3600"/>
  </office:meta>
</office:document-meta>
</file>